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5" draw:text-style-name="P3" draw:layer="layout" svg:x1="11.2cm" svg:y1="1.13cm" svg:x2="12.6cm" svg:y2="1.13cm">
          <text:p/>
        </draw:line>
        <draw:line draw:style-name="gr5" draw:text-style-name="P3" draw:layer="layout" svg:x1="11.2cm" svg:y1="2.23cm" svg:x2="12.6cm" svg:y2="2.23cm">
          <text:p/>
        </draw:line>
        <draw:line draw:style-name="gr6" draw:text-style-name="P3" draw:layer="layout" svg:x1="12.9cm" svg:y1="3.33cm" svg:x2="14.3cm" svg:y2="3.33cm">
          <text:p/>
        </draw:line>
        <draw:line draw:style-name="gr6" draw:text-style-name="P3" draw:layer="layout" svg:x1="12.9cm" svg:y1="2.23cm" svg:x2="14.3cm" svg:y2="2.23cm">
          <text:p/>
        </draw:line>
        <draw:line draw:style-name="gr5" draw:text-style-name="P3" draw:layer="layout" svg:x1="14.7cm" svg:y1="3.33cm" svg:x2="16.1cm" svg:y2="3.33cm">
          <text:p/>
        </draw:line>
        <draw:line draw:style-name="gr6" draw:text-style-name="P3" draw:layer="layout" svg:x1="14.7cm" svg:y1="4.43cm" svg:x2="16.1cm" svg:y2="4.43cm">
          <text:p/>
        </draw:line>
        <draw:line draw:style-name="gr6" draw:text-style-name="P3" draw:layer="layout" svg:x1="7.5cm" svg:y1="2.25cm" svg:x2="8.9cm" svg:y2="2.25cm">
          <text:p/>
        </draw:line>
        <draw:line draw:style-name="gr6" draw:text-style-name="P3" draw:layer="layout" svg:x1="14.7cm" svg:y1="2.23cm" svg:x2="16.1cm" svg:y2="2.23cm">
          <text:p/>
        </draw:line>
        <draw:line draw:style-name="gr5" draw:text-style-name="P3" draw:layer="layout" svg:x1="12.9cm" svg:y1="1.13cm" svg:x2="14.3cm" svg:y2="1.13cm">
          <text:p/>
        </draw:line>
        <draw:line draw:style-name="gr6" draw:text-style-name="P3" draw:layer="layout" svg:x1="9.3cm" svg:y1="3.33cm" svg:x2="10.7cm" svg:y2="3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48:36.575557490</dc:date>
    <meta:editing-duration>PT19M24S</meta:editing-duration>
    <meta:editing-cycles>8</meta:editing-cycles>
    <meta:generator>LibreOffice/5.1.6.2$Linux_X86_64 LibreOffice_project/10m0$Build-2</meta:generator>
    <meta:document-statistic meta:object-count="32"/>
  </office:meta>
</office:document-meta>
</file>